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60f34" officeooo:paragraph-rsid="000db724" style:font-size-asian="18pt" style:font-size-complex="18pt"/>
    </style:style>
    <style:style style:name="P2" style:family="paragraph" style:parent-style-name="Standard">
      <style:paragraph-properties fo:text-align="start" style:justify-single-word="false"/>
      <style:text-properties fo:font-size="18pt" officeooo:rsid="0011db71" officeooo:paragraph-rsid="000db724" style:font-size-asian="18pt" style:font-size-complex="18pt"/>
    </style:style>
    <style:style style:name="P3" style:family="paragraph" style:parent-style-name="Standard">
      <style:paragraph-properties fo:text-align="start" style:justify-single-word="false"/>
      <style:text-properties fo:font-size="18pt" officeooo:rsid="00137adf" officeooo:paragraph-rsid="000db724" style:font-size-asian="18pt" style:font-size-complex="18pt"/>
    </style:style>
    <style:style style:name="P4" style:family="paragraph" style:parent-style-name="Standard">
      <style:paragraph-properties fo:text-align="start" style:justify-single-word="false"/>
      <style:text-properties fo:font-size="12pt" officeooo:rsid="00137adf" officeooo:paragraph-rsid="000db724" style:font-size-asian="12pt" style:font-size-complex="12pt"/>
    </style:style>
    <style:style style:name="P5" style:family="paragraph" style:parent-style-name="Standard">
      <style:paragraph-properties fo:text-align="start" style:justify-single-word="false"/>
      <style:text-properties fo:font-size="12pt" officeooo:rsid="00160f34" officeooo:paragraph-rsid="000db724"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37adf" style:font-size-asian="12pt" style:font-size-complex="12pt"/>
    </style:style>
    <style:style style:name="T3" style:family="text">
      <style:text-properties fo:font-size="12pt" officeooo:rsid="00138e61" style:font-size-asian="12pt" style:font-size-complex="12pt"/>
    </style:style>
    <style:style style:name="T4" style:family="text">
      <style:text-properties fo:font-size="12pt" officeooo:rsid="0015349d" style:font-size-asian="12pt" style:font-size-complex="12pt"/>
    </style:style>
    <style:style style:name="T5" style:family="text">
      <style:text-properties fo:font-size="12pt" officeooo:rsid="00160f34" style:font-size-asian="12pt" style:font-size-complex="12pt"/>
    </style:style>
    <style:style style:name="T6" style:family="text">
      <style:text-properties officeooo:rsid="000aff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Q</text:span>3.1<text:span text:style-name="T1"> </text:span><text:span text:style-name="T2">I created a set of 10 facts in which a first argument of a predicate is set to a second argument, the first argument is the english word and the second argument is the french word. Whenever the predicate is called with one missing argument, the missing argument is defined based on what its other argument is, if the other argument has been defined, then it will return its translation. If it hasn’t been defined, then the other argument will return the argument because at there also exists a predicate “means(X,X)”, which means whatever X is, the other argument will also be equal to X(whatever it may be), this only happens after it iterates through all the other means so it checks if it has a translated term, if it doesn’t it will just be equal to the other argument. This predicate is called in the term translate_eng, in which it it will retrieve every element of a list starting from and apply the predicate means to it to return a second list of translated terms. </text:span></text:p>
      <text:p text:style-name="P4"/>
      <text:p text:style-name="P4"/>
      <text:p text:style-name="P3">Q3.2<text:span text:style-name="T1"> </text:span><text:span text:style-name="T3">I created a set of facts which connect each node to another with its length, I done this by creating a set of predicates with 3 arguments. I made it bidirectional by creating a connected term in which it makes the nodes in either order viable. I made it print the possible Paths by using a path term in which it calls the travel term. It will check if the nodes are connected directly first, if it is, it will return it as that, but if it doesn’t, it will create another variable which will not be equal to the second node and check for possible nodes, and and with all these possible nodes, it will check if they are connected. It will be able to evaluate all possible paths. The list of paths entered is reversed because it adds the last lists visited to the front of visited. </text:span><text:span text:style-name="T4">To calculate the shortest path, it will first use the “setof” to create a set in which each element holds a path and a length and applies to the minimal term to each group within set, minimal applies Length and Path of each instead of set into the min term, </text:span><text:span text:style-name="T5">which will retrive the Path, Length duo which has the shortest Length. </text:span></text:p>
      <text:p text:style-name="P5"/>
      <text:p text:style-name="P5"/>
      <text:p text:style-name="P5"/>
      <text:p text:style-name="P1">Q3.3<text:span text:style-name="T1"> I created a knowledge base in which the question provided and I simply stated what they were, such as there exists a brown house etc. I created equation to retrieve all the potential solutions of the knowledge base, I done this by using pattern matching. I used my solution to retrieve the owner of the rabbit by retrieving the solution and finding the owner of the house than owns rabbit. I was able to create a tree by using the “trace.” in pro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00:10:00.857883270</meta:creation-date>
    <dc:date>2020-01-13T00:11:03.939956346</dc:date>
    <meta:editing-duration>PT1M3S</meta:editing-duration>
    <meta:editing-cycles>1</meta:editing-cycles>
    <meta:document-statistic meta:table-count="0" meta:image-count="0" meta:object-count="0" meta:page-count="1" meta:paragraph-count="3" meta:word-count="473" meta:character-count="2547" meta:non-whitespace-character-count="2075"/>
    <meta:generator>LibreOffice/6.0.7.3$Linux_X86_64 LibreOffice_project/00m0$Build-3</meta:generator>
  </office:meta>
</office:document-meta>
</file>